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907154" officeooo:paragraph-rsid="00907154" style:font-size-asian="14pt" style:font-size-complex="14pt"/>
    </style:style>
    <style:style style:name="P6" style:family="paragraph" style:parent-style-name="Standard">
      <style:text-properties fo:font-size="14pt" officeooo:paragraph-rsid="00907154" style:font-size-asian="14pt" style:font-size-complex="14pt"/>
    </style:style>
    <style:style style:name="P7" style:family="paragraph" style:parent-style-name="Standard">
      <style:text-properties fo:font-size="14pt" officeooo:rsid="00909baf" officeooo:paragraph-rsid="00909baf" style:font-size-asian="14pt" style:font-size-complex="14pt"/>
    </style:style>
    <style:style style:name="P8" style:family="paragraph" style:parent-style-name="Standard">
      <style:text-properties fo:font-size="14pt" officeooo:rsid="00909baf" officeooo:paragraph-rsid="00927736" style:font-size-asian="14pt" style:font-size-complex="14pt"/>
    </style:style>
    <style:style style:name="P9" style:family="paragraph" style:parent-style-name="Standard">
      <style:text-properties fo:font-size="14pt" officeooo:rsid="00927736" officeooo:paragraph-rsid="00927736" style:font-size-asian="14pt" style:font-size-complex="14pt"/>
    </style:style>
    <style:style style:name="P10" style:family="paragraph" style:parent-style-name="Standard">
      <style:text-properties fo:font-size="14pt" officeooo:paragraph-rsid="00927736" style:font-size-asian="14pt" style:font-size-complex="14pt"/>
    </style:style>
    <style:style style:name="P11" style:family="paragraph" style:parent-style-name="Standard">
      <style:text-properties fo:font-size="14pt" officeooo:paragraph-rsid="0095b26f" style:font-size-asian="14pt" style:font-size-complex="14pt"/>
    </style:style>
    <style:style style:name="P12" style:family="paragraph" style:parent-style-name="Standard">
      <style:paragraph-properties fo:text-align="center" style:justify-single-word="false"/>
      <style:text-properties fo:font-size="14pt" officeooo:paragraph-rsid="00947213" style:font-size-asian="14pt" style:font-size-complex="14pt"/>
    </style:style>
    <style:style style:name="P13" style:family="paragraph" style:parent-style-name="Standard">
      <style:text-properties fo:font-size="14pt" officeooo:rsid="009ac6ee" officeooo:paragraph-rsid="009ac6ee" style:font-size-asian="14pt" style:font-size-complex="14pt"/>
    </style:style>
    <style:style style:name="P14" style:family="paragraph" style:parent-style-name="Standard">
      <style:text-properties fo:font-size="14pt" fo:font-style="italic" style:font-size-asian="14pt" style:font-style-asian="italic" style:font-size-complex="14pt" style:font-style-complex="italic"/>
    </style:style>
    <style:style style:name="P15" style:family="paragraph" style:parent-style-name="Standard">
      <style:text-properties fo:font-size="14pt" fo:font-weight="bold" officeooo:rsid="00927736" officeooo:paragraph-rsid="00927736" style:font-size-asian="14pt" style:font-weight-asian="bold" style:font-size-complex="14pt" style:font-weight-complex="bold"/>
    </style:style>
    <style:style style:name="P16" style:family="paragraph" style:parent-style-name="Standard">
      <style:text-properties fo:font-size="14pt" fo:font-weight="bold" officeooo:rsid="00947213" officeooo:paragraph-rsid="00947213" style:font-size-asian="14pt" style:font-weight-asian="bold" style:font-size-complex="14pt" style:font-weight-complex="bold"/>
    </style:style>
    <style:style style:name="P17" style:family="paragraph" style:parent-style-name="Standard">
      <style:text-properties fo:font-size="14pt" fo:font-weight="bold" officeooo:rsid="0095b26f" officeooo:paragraph-rsid="0095b26f" style:font-size-asian="14pt" style:font-weight-asian="bold" style:font-size-complex="14pt" style:font-weight-complex="bold"/>
    </style:style>
    <style:style style:name="P18" style:family="paragraph" style:parent-style-name="Standard">
      <style:text-properties fo:font-size="14pt" fo:font-weight="bold" officeooo:rsid="009741a1" officeooo:paragraph-rsid="009741a1" style:font-size-asian="14pt" style:font-weight-asian="bold" style:font-size-complex="14pt" style:font-weight-complex="bold"/>
    </style:style>
    <style:style style:name="P19" style:family="paragraph" style:parent-style-name="Standard">
      <style:text-properties fo:font-size="14pt" fo:font-weight="bold" officeooo:rsid="00992c4e" officeooo:paragraph-rsid="00992c4e" style:font-size-asian="14pt" style:font-weight-asian="bold" style:font-size-complex="14pt" style:font-weight-complex="bold"/>
    </style:style>
    <style:style style:name="P20" style:family="paragraph" style:parent-style-name="Standard">
      <style:text-properties fo:font-size="14pt" fo:font-weight="bold" officeooo:paragraph-rsid="00992c4e"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paragraph-rsid="00992c4e" style:font-size-asian="14pt" style:font-weight-asian="bold" style:font-size-complex="14pt" style:font-weight-complex="bold"/>
    </style:style>
    <style:style style:name="P22" style:family="paragraph" style:parent-style-name="Standard">
      <style:text-properties fo:font-size="14pt" fo:font-weight="bold" officeooo:rsid="009ac6ee" officeooo:paragraph-rsid="009ac6ee" style:font-size-asian="14pt" style:font-weight-asian="bold" style:font-size-complex="14pt" style:font-weight-complex="bold"/>
    </style:style>
    <style:style style:name="P23" style:family="paragraph" style:parent-style-name="Standard">
      <style:text-properties fo:font-size="14pt" fo:font-weight="bold" officeooo:rsid="009b604a" officeooo:paragraph-rsid="009b604a" style:font-size-asian="14pt" style:font-weight-asian="bold" style:font-size-complex="14pt" style:font-weight-complex="bold"/>
    </style:style>
    <style:style style:name="P24" style:family="paragraph" style:parent-style-name="Standard">
      <style:text-properties fo:font-size="14pt" fo:font-weight="normal" officeooo:rsid="00907154" officeooo:paragraph-rsid="00907154" style:font-size-asian="14pt" style:font-weight-asian="normal" style:font-size-complex="14pt" style:font-weight-complex="normal"/>
    </style:style>
    <style:style style:name="P25" style:family="paragraph" style:parent-style-name="Standard">
      <style:text-properties fo:font-size="14pt" fo:font-weight="normal" officeooo:rsid="00927736" officeooo:paragraph-rsid="00927736" style:font-size-asian="14pt" style:font-weight-asian="normal" style:font-size-complex="14pt" style:font-weight-complex="normal"/>
    </style:style>
    <style:style style:name="P26" style:family="paragraph" style:parent-style-name="Standard">
      <style:text-properties fo:font-size="14pt" fo:font-weight="normal" officeooo:rsid="009741a1" officeooo:paragraph-rsid="009741a1"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8" style:family="paragraph" style:parent-style-name="Standard">
      <style:paragraph-properties fo:text-align="center" style:justify-single-word="false"/>
      <style:text-properties fo:font-size="20pt" fo:font-weight="bold" officeooo:paragraph-rsid="00907154" style:font-size-asian="20pt" style:font-weight-asian="bold" style:font-size-complex="20pt" style:font-weight-complex="bold"/>
    </style:style>
    <style:style style:name="P29" style:family="paragraph" style:parent-style-name="Standard">
      <style:paragraph-properties fo:text-align="center" style:justify-single-word="false"/>
      <style:text-properties fo:font-size="20pt" fo:font-weight="bold" officeooo:paragraph-rsid="00927736" style:font-size-asian="20pt" style:font-weight-asian="bold" style:font-size-complex="20pt" style:font-weight-complex="bold"/>
    </style:style>
    <style:style style:name="P30" style:family="paragraph" style:parent-style-name="Standard">
      <style:paragraph-properties fo:text-align="center" style:justify-single-word="false"/>
      <style:text-properties fo:font-size="20pt" fo:font-weight="bold" officeooo:paragraph-rsid="0095b26f" style:font-size-asian="20pt" style:font-weight-asian="bold" style:font-size-complex="20pt" style:font-weight-complex="bold"/>
    </style:style>
    <style:style style:name="P31" style:family="paragraph" style:parent-style-name="Standard">
      <style:text-properties style:text-position="0% 100%" fo:font-size="14pt" fo:font-weight="normal" officeooo:rsid="00909baf" officeooo:paragraph-rsid="00907154" style:font-size-asian="14pt" style:font-weight-asian="normal" style:font-size-complex="14pt" style:font-weight-complex="normal"/>
    </style:style>
    <style:style style:name="P32" style:family="paragraph" style:parent-style-name="Standard">
      <style:text-properties style:text-position="0% 100%" style:font-name="Liberation Serif" fo:font-size="14pt" fo:font-weight="normal" officeooo:rsid="00909baf" officeooo:paragraph-rsid="00909baf" style:font-name-asian="DejaVu Sans" style:font-size-asian="14pt" style:font-weight-asian="normal" style:font-name-complex="Lohit Hindi" style:font-size-complex="14pt" style:font-weight-complex="normal"/>
    </style:style>
    <style:style style:name="P33" style:family="paragraph" style:parent-style-name="Standard">
      <style:text-properties style:text-position="0% 100%" style:font-name="Liberation Serif" fo:font-size="14pt" fo:font-weight="normal" officeooo:rsid="00927736" officeooo:paragraph-rsid="00927736" style:font-name-asian="DejaVu Sans" style:font-size-asian="14pt" style:font-weight-asian="normal" style:font-name-complex="Lohit Hindi" style:font-size-complex="14pt" style:font-weight-complex="normal"/>
    </style:style>
    <style:style style:name="P34" style:family="paragraph" style:parent-style-name="Standard">
      <style:text-properties fo:font-size="14pt" fo:font-weight="normal" officeooo:rsid="00927736" officeooo:paragraph-rsid="00992c4e" style:font-size-asian="14pt" style:font-weight-asian="normal" style:font-size-complex="14pt" style:font-weight-complex="normal"/>
    </style:style>
    <style:style style:name="P35" style:family="paragraph" style:parent-style-name="Standard">
      <style:text-properties fo:font-size="14pt" fo:font-weight="normal" officeooo:rsid="0095b26f" officeooo:paragraph-rsid="0095b26f" style:font-size-asian="14pt" style:font-weight-asian="normal" style:font-size-complex="14pt" style:font-weight-complex="normal"/>
    </style:style>
    <style:style style:name="P36" style:family="paragraph" style:parent-style-name="Standard">
      <style:text-properties fo:font-size="14pt" fo:font-weight="normal" officeooo:rsid="009741a1" officeooo:paragraph-rsid="009741a1" style:font-size-asian="14pt" style:font-weight-asian="normal" style:font-size-complex="14pt" style:font-weight-complex="normal"/>
    </style:style>
    <style:style style:name="P37" style:family="paragraph" style:parent-style-name="Standard">
      <style:text-properties fo:font-size="14pt" fo:font-weight="normal" officeooo:rsid="009741a1" officeooo:paragraph-rsid="009b890e" style:font-size-asian="14pt" style:font-weight-asian="normal" style:font-size-complex="14pt" style:font-weight-complex="normal"/>
    </style:style>
    <style:style style:name="P38" style:family="paragraph" style:parent-style-name="Standard">
      <style:text-properties fo:font-size="14pt" fo:font-weight="normal" officeooo:rsid="00947213" officeooo:paragraph-rsid="00992c4e" style:font-size-asian="14pt" style:font-weight-asian="normal" style:font-size-complex="14pt" style:font-weight-complex="normal"/>
    </style:style>
    <style:style style:name="P39" style:family="paragraph" style:parent-style-name="Standard">
      <style:text-properties fo:font-size="14pt" fo:font-weight="normal" officeooo:rsid="00947213" officeooo:paragraph-rsid="00947213" style:font-size-asian="14pt" style:font-weight-asian="normal" style:font-size-complex="14pt" style:font-weight-complex="normal"/>
    </style:style>
    <style:style style:name="P40" style:family="paragraph" style:parent-style-name="Standard">
      <style:text-properties fo:font-size="14pt" fo:font-weight="normal" officeooo:rsid="009b890e" officeooo:paragraph-rsid="009b890e" style:font-size-asian="14pt" style:font-weight-asian="normal" style:font-size-complex="14pt" style:font-weight-complex="normal"/>
    </style:style>
    <style:style style:name="P41" style:family="paragraph" style:parent-style-name="Standard">
      <style:text-properties fo:font-size="14pt" fo:font-weight="bold" officeooo:rsid="00927736" officeooo:paragraph-rsid="009ac6ee" style:font-size-asian="14pt" style:font-weight-asian="bold" style:font-size-complex="14pt" style:font-weight-complex="bold"/>
    </style:style>
    <style:style style:name="P42" style:family="paragraph" style:parent-style-name="Standard">
      <style:text-properties fo:font-size="14pt" fo:font-weight="bold" officeooo:rsid="009741a1" officeooo:paragraph-rsid="009b890e" style:font-size-asian="14pt" style:font-weight-asian="bold" style:font-size-complex="14pt" style:font-weight-complex="bold"/>
    </style:style>
    <style:style style:name="P43" style:family="paragraph" style:parent-style-name="Standard">
      <style:text-properties fo:font-size="14pt" fo:font-weight="bold" officeooo:rsid="00992c4e" officeooo:paragraph-rsid="009b890e" style:font-size-asian="14pt" style:font-weight-asian="bold" style:font-size-complex="14pt" style:font-weight-complex="bold"/>
    </style:style>
    <style:style style:name="P44" style:family="paragraph" style:parent-style-name="Standard">
      <style:text-properties fo:font-size="14pt" officeooo:paragraph-rsid="009b890e" style:font-size-asian="14pt" style:font-size-complex="14pt"/>
    </style:style>
    <style:style style:name="P45" style:family="paragraph" style:parent-style-name="Standard">
      <style:text-properties fo:font-size="14pt" fo:font-style="italic" fo:font-weight="normal" officeooo:rsid="009b890e" officeooo:paragraph-rsid="009b890e" style:font-size-asian="14pt" style:font-style-asian="italic" style:font-weight-asian="normal" style:font-size-complex="14pt" style:font-style-complex="italic" style:font-weight-complex="normal"/>
    </style:style>
    <style:style style:name="P46" style:family="paragraph" style:parent-style-name="Standard">
      <style:text-properties fo:font-size="20pt" fo:font-weight="normal" officeooo:rsid="00927736" officeooo:paragraph-rsid="00992c4e" style:font-size-asian="20pt" style:font-weight-asian="normal" style:font-size-complex="20pt" style:font-weight-complex="normal"/>
    </style:style>
    <style:style style:name="P47" style:family="paragraph" style:parent-style-name="Standard">
      <style:paragraph-properties fo:text-align="center" style:justify-single-word="false"/>
      <style:text-properties fo:font-size="20pt" fo:font-weight="bold" officeooo:paragraph-rsid="009b890e" style:font-size-asian="20pt" style:font-weight-asian="bold" style:font-size-complex="20pt" style:font-weight-complex="bold"/>
    </style:style>
    <style:style style:name="P48" style:family="paragraph" style:parent-style-name="Standard">
      <style:text-properties style:text-position="0% 100%" fo:font-size="14pt" fo:font-weight="normal" officeooo:rsid="0095b26f" officeooo:paragraph-rsid="0095b26f" style:font-size-asian="14pt" style:font-weight-asian="normal" style:font-size-complex="14pt" style:font-weight-complex="normal"/>
    </style:style>
    <style:style style:name="P49" style:family="paragraph" style:parent-style-name="Standard">
      <style:text-properties style:text-position="0% 100%" fo:font-size="14pt" fo:font-weight="normal" officeooo:rsid="009741a1" officeooo:paragraph-rsid="009741a1" style:font-size-asian="14pt" style:font-weight-asian="normal" style:font-size-complex="14pt" style:font-weight-complex="normal"/>
    </style:style>
    <style:style style:name="P50" style:family="paragraph" style:parent-style-name="Standard">
      <style:text-properties style:text-position="0% 100%" fo:font-size="14pt" fo:font-weight="normal" officeooo:rsid="009741a1" officeooo:paragraph-rsid="009b890e" style:font-size-asian="14pt" style:font-weight-asian="normal" style:font-size-complex="14pt" style:font-weight-complex="normal"/>
    </style:style>
    <style:style style:name="P51" style:family="paragraph" style:parent-style-name="Standard">
      <style:text-properties style:text-position="0% 100%" fo:font-size="14pt" fo:font-weight="normal" officeooo:rsid="00992c4e" officeooo:paragraph-rsid="00992c4e" style:font-size-asian="14pt" style:font-weight-asian="normal" style:font-size-complex="14pt" style:font-weight-complex="normal"/>
    </style:style>
    <style:style style:name="P52" style:family="paragraph" style:parent-style-name="Standard">
      <style:text-properties style:text-position="0% 100%" fo:font-size="14pt" fo:font-weight="normal" officeooo:rsid="00992c4e" officeooo:paragraph-rsid="009b890e" style:font-size-asian="14pt" style:font-weight-asian="normal" style:font-size-complex="14pt" style:font-weight-complex="normal"/>
    </style:style>
    <style:style style:name="P53" style:family="paragraph" style:parent-style-name="Standard">
      <style:text-properties style:text-position="0% 100%" fo:font-size="14pt" fo:font-weight="bold" officeooo:rsid="009741a1" officeooo:paragraph-rsid="009741a1" style:font-size-asian="14pt" style:font-weight-asian="bold" style:font-size-complex="14pt" style:font-weight-complex="bold"/>
    </style:style>
    <style:style style:name="P54" style:family="paragraph" style:parent-style-name="Standard">
      <style:text-properties style:text-position="0% 100%" fo:font-size="14pt" fo:font-weight="bold" officeooo:rsid="009741a1" officeooo:paragraph-rsid="009b890e" style:font-size-asian="14pt" style:font-weight-asian="bold" style:font-size-complex="14pt" style:font-weight-complex="bold"/>
    </style:style>
    <style:style style:name="T1" style:family="text">
      <style:text-properties style:text-position="super 58%"/>
    </style:style>
    <style:style style:name="T2" style:family="text">
      <style:text-properties style:text-position="super 58%" fo:font-weight="bold" officeooo:rsid="00909baf" style:font-weight-asian="bold" style:font-weight-complex="bold"/>
    </style:style>
    <style:style style:name="T3" style:family="text">
      <style:text-properties style:text-position="super 58%" fo:font-weight="normal" style:font-weight-asian="normal" style:font-weight-complex="normal"/>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style:text-position="0% 100%" fo:font-weight="normal" officeooo:rsid="00909baf" style:font-weight-asian="normal" style:font-weight-complex="normal"/>
    </style:style>
    <style:style style:name="T7" style:family="text">
      <style:text-properties style:text-position="0% 100%" fo:font-weight="normal" officeooo:rsid="0095b26f" style:font-weight-asian="normal" style:font-weight-complex="normal"/>
    </style:style>
    <style:style style:name="T8" style:family="text">
      <style:text-properties style:text-position="0% 100%" fo:font-weight="normal" officeooo:rsid="00992c4e" style:font-weight-asian="normal" style:font-weight-complex="normal"/>
    </style:style>
    <style:style style:name="T9" style:family="text">
      <style:text-properties style:text-position="0% 100%" fo:font-weight="normal" officeooo:rsid="009ac6ee" style:font-weight-asian="normal" style:font-weight-complex="normal"/>
    </style:style>
    <style:style style:name="T10" style:family="text">
      <style:text-properties style:text-position="0% 100%" fo:font-weight="normal" officeooo:rsid="009b890e" style:font-weight-asian="normal" style:font-weight-complex="normal"/>
    </style:style>
    <style:style style:name="T11" style:family="text">
      <style:text-properties style:text-position="0% 100%" fo:font-weight="bold" style:font-weight-asian="bold" style:font-weight-complex="bold"/>
    </style:style>
    <style:style style:name="T12" style:family="text">
      <style:text-properties style:text-position="0% 100%" style:font-name="Liberation Serif1" fo:font-weight="normal" style:font-name-asian="Liberation Serif1" style:font-weight-asian="normal" style:font-name-complex="Liberation Serif1" style:font-weight-complex="normal"/>
    </style:style>
    <style:style style:name="T13" style:family="text">
      <style:text-properties style:text-position="0% 100%" style:font-name="Liberation Serif1" fo:font-weight="normal" officeooo:rsid="00927736" style:font-name-asian="DejaVu Sans" style:font-weight-asian="normal" style:font-name-complex="Lohit Hindi" style:font-weight-complex="normal"/>
    </style:style>
    <style:style style:name="T14" style:family="text">
      <style:text-properties style:text-position="0% 100%" style:font-name="Liberation Serif" fo:font-weight="normal" style:font-name-asian="DejaVu Sans" style:font-weight-asian="normal" style:font-name-complex="Lohit Hindi" style:font-weight-complex="normal"/>
    </style:style>
    <style:style style:name="T15" style:family="text">
      <style:text-properties style:text-position="0% 100%" style:font-name="Liberation Serif" fo:font-weight="normal" officeooo:rsid="00927736" style:font-name-asian="DejaVu Sans" style:font-weight-asian="normal" style:font-name-complex="Lohit Hindi" style:font-weight-complex="normal"/>
    </style:style>
    <style:style style:name="T16" style:family="text">
      <style:text-properties style:text-position="0% 100%" style:font-name="Liberation Serif" fo:font-weight="bold" style:font-name-asian="DejaVu Sans" style:font-weight-asian="bold" style:font-name-complex="Lohit Hindi" style:font-weight-complex="bold"/>
    </style:style>
    <style:style style:name="T17" style:family="text">
      <style:text-properties style:text-position="0% 100%" officeooo:rsid="009b890e"/>
    </style:style>
    <style:style style:name="T18" style:family="text">
      <style:text-properties style:text-position="0% 100%" officeooo:rsid="009c141f"/>
    </style:style>
    <style:style style:name="T19" style:family="text">
      <style:text-properties officeooo:rsid="00907154"/>
    </style:style>
    <style:style style:name="T20" style:family="text">
      <style:text-properties fo:font-weight="bold" style:font-weight-asian="bold" style:font-weight-complex="bold"/>
    </style:style>
    <style:style style:name="T21" style:family="text">
      <style:text-properties fo:font-weight="bold" officeooo:rsid="00909baf"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909baf" style:font-weight-asian="normal" style:font-weight-complex="normal"/>
    </style:style>
    <style:style style:name="T24" style:family="text">
      <style:text-properties fo:font-weight="normal" officeooo:rsid="00947213" style:font-weight-asian="normal" style:font-weight-complex="normal"/>
    </style:style>
    <style:style style:name="T25" style:family="text">
      <style:text-properties fo:font-weight="normal" officeooo:rsid="009741a1" style:font-weight-asian="normal" style:font-weight-complex="normal"/>
    </style:style>
    <style:style style:name="T26" style:family="text">
      <style:text-properties fo:font-weight="normal" officeooo:rsid="00927736" style:font-weight-asian="normal" style:font-weight-complex="normal"/>
    </style:style>
    <style:style style:name="T27" style:family="text">
      <style:text-properties fo:font-weight="normal" officeooo:rsid="009b604a" style:font-weight-asian="normal" style:font-weight-complex="normal"/>
    </style:style>
    <style:style style:name="T28" style:family="text">
      <style:text-properties style:font-name="Liberation Serif1"/>
    </style:style>
    <style:style style:name="T29" style:family="text">
      <style:text-properties officeooo:rsid="00927736"/>
    </style:style>
    <style:style style:name="T30" style:family="text">
      <style:text-properties officeooo:rsid="00947213"/>
    </style:style>
    <style:style style:name="T31" style:family="text">
      <style:text-properties style:text-position="sub 58%"/>
    </style:style>
    <style:style style:name="T32" style:family="text">
      <style:text-properties style:text-position="sub 58%" fo:font-weight="normal" style:font-weight-asian="normal" style:font-weight-complex="normal"/>
    </style:style>
    <style:style style:name="T33" style:family="text">
      <style:text-properties style:text-position="sub 58%" fo:font-size="20pt" officeooo:rsid="0095b26f" style:font-size-asian="20pt" style:font-size-complex="20pt"/>
    </style:style>
    <style:style style:name="T34" style:family="text">
      <style:text-properties officeooo:rsid="0095b26f"/>
    </style:style>
    <style:style style:name="T35" style:family="text">
      <style:text-properties fo:font-size="20pt" style:font-size-asian="20pt" style:font-size-complex="20pt"/>
    </style:style>
    <style:style style:name="T36" style:family="text">
      <style:text-properties fo:font-size="20pt" officeooo:rsid="0095b26f" style:font-size-asian="20pt" style:font-size-complex="20pt"/>
    </style:style>
    <style:style style:name="T37" style:family="text">
      <style:text-properties fo:font-size="20pt" officeooo:rsid="00947213" style:font-size-asian="20pt" style:font-size-complex="20pt"/>
    </style:style>
    <style:style style:name="T38" style:family="text">
      <style:text-properties officeooo:rsid="009b604a"/>
    </style:style>
    <style:style style:name="T39" style:family="text">
      <style:text-properties officeooo:rsid="009b890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9">The "mech" documentation</text:span>.</text:p>
      <text:p text:style-name="P1">Richard Parker <text:span text:style-name="T38">20.6.2017</text:span></text:p>
      <text:p text:style-name="P14"/>
      <text:p text:style-name="P27">Section 1 – Introduction</text:p>
      <text:p text:style-name="P4"/>
      <text:p text:style-name="P5">Perhaps the hardest bit of programming I ever did in my life is the module mech.c of meataxe64, which is the "recursive echelize" program. <text:s/>The idea is to do a "full echelization" of a big matrix by chopping it up into blocks in both directions, and then doing<text:span text:style-name="T29"> lots of little</text:span> JOBs to the little pieces so as to achieve an echelization of the entire big matrix.</text:p>
      <text:p text:style-name="P5"/>
      <text:p text:style-name="P13">At some point, each submatrix is submitted to an echelization, and naively, the operation would consist of . . .</text:p>
      <text:p text:style-name="P13"/>
      <text:p text:style-name="P13">Extracting the relevant columns all down the column</text:p>
      <text:p text:style-name="P13">Doing the same row operations all along the row</text:p>
      <text:p text:style-name="P13">Doing a multiply and add into the blocks below and to the right.</text:p>
      <text:p text:style-name="P13"/>
      <text:p text:style-name="P13">This would need a number of jobs that grows quartically with the number of chops, resulting in an inefficiency - basically doing lots of small changes to the big block, so that the data access would be quartic. <text:s/>The mech module therefore collects rows down a column, and does only a number of jobs cubic in the number of chops. <text:s/></text:p>
      <text:p text:style-name="P5"/>
      <text:p text:style-name="P28">Section <text:span text:style-name="T19">2</text:span> – <text:span text:style-name="T29">Echelization.</text:span></text:p>
      <text:p text:style-name="P6"/>
      <text:p text:style-name="P5">Echelization consist of taking an input matrix (called <text:span text:style-name="T20">C</text:span><text:span text:style-name="T22"> in this document) and producing five outputs.</text:span></text:p>
      <text:p text:style-name="P24"/>
      <text:p text:style-name="P5"><text:span text:style-name="T22">1. <text:s/>The </text:span><text:span text:style-name="T20">row-select</text:span><text:span text:style-name="T21"> (rs)</text:span><text:span text:style-name="T22"> bit-string. <text:s/>This has a bit for each row of the input matrix which is set to 1 if the row is "pivotal" and set to zero if the row is "non-pivotal". <text:s/>The pivotal rows form a basis for the row-space of the input matrix. <text:s/>There is no restriction as to which rows are chosen as pivotal, though in practice usually the rows are considered starting from the top, and a row is considered pivotal if and only if it is linearly independent of all the rows higher up the matrix.</text:span></text:p>
      <text:p text:style-name="P24"/>
      <text:p text:style-name="P5"><text:span text:style-name="T22">2. <text:s/>The </text:span><text:span text:style-name="T20">column-select</text:span><text:span text:style-name="T21"> (cs)</text:span><text:span text:style-name="T22"> bit-string. <text:s/>This has a bit for each column of the input matrix which is set to 1 if the column is "pivotal" and set to zero if the column is "non-pivotal". <text:s/>The pivotal columns form a basis for the column space of the input matrix, and again there is no restriction as to which columns are selected. <text:s/>In practice, columns are usually chosen as the first column of each pivotal row that is non-zero after adding all previous pivotal rows to clear out all previous </text:span><text:soft-page-break/><text:span text:style-name="T22">pivotal columns.</text:span></text:p>
      <text:p text:style-name="P24"/>
      <text:p text:style-name="P5"><text:span text:style-name="T22">Hence, by selecting a (square) submatrix consisting of the pivotal rows and columns, a matrix is formed that has the same rank as the input matrix.</text:span><text:span text:style-name="T23"> <text:s/>By selecting this matrix in an order-preserving fashion, the result is a matrix that is referred to as </text:span><text:span text:style-name="T21">-M</text:span><text:span text:style-name="T2">-1</text:span><text:span text:style-name="T6"> in this document.</text:span></text:p>
      <text:p text:style-name="P31"/>
      <text:p text:style-name="P7"><text:span text:style-name="T5">3. <text:s/>The </text:span><text:span text:style-name="T11">multiplier (M)</text:span><text:span text:style-name="T5">. <text:s/>If the pivotal rows of </text:span><text:span text:style-name="T11">C</text:span><text:span text:style-name="T5"> are selected and multiplied by </text:span><text:span text:style-name="T11">M</text:span><text:span text:style-name="T5">, the result is a matrix in Negative Reduced Echelon Form (</text:span><text:span text:style-name="T11">NREF)</text:span><text:span text:style-name="T5"> which means that all the pivotal columns consist of a single entry of </text:span><text:span text:style-name="T12">−</text:span><text:span text:style-name="T14">1 with all the rest zero, with the </text:span><text:span text:style-name="T12">−</text:span><text:span text:style-name="T14">1 occurring in order - i.e. the first row has </text:span><text:span text:style-name="T12">−</text:span><text:span text:style-name="T14">1 in the first pivotal column, the second row has </text:span><text:span text:style-name="T12">−</text:span><text:span text:style-name="T14">1 in the second pivotal column and so on.</text:span></text:p>
      <text:p text:style-name="P32"/>
      <text:p text:style-name="P7"><text:span text:style-name="T14">4. <text:s/>The </text:span><text:span text:style-name="T16">cleaner (K)</text:span><text:span text:style-name="T14">. <text:s/>If the selected rows of </text:span><text:span text:style-name="T16">C</text:span><text:span text:style-name="T14"> (using </text:span><text:span text:style-name="T16">rs</text:span><text:span text:style-name="T14">) are multiplied by the cleaner matrix </text:span><text:span text:style-name="T16">K</text:span><text:span text:style-name="T14"> and added to the non-selected rows, the result is zero.</text:span></text:p>
      <text:p text:style-name="P32"/>
      <text:p text:style-name="P7"><text:span text:style-name="T14">5. <text:s/>The </text:span><text:span text:style-name="T16">remnant (R)</text:span><text:span text:style-name="T14">. <text:s/>This gives the selected rows on the non-selected columns after multiplication by </text:span><text:span text:style-name="T16">M</text:span><text:span text:style-name="T14">.</text:span></text:p>
      <text:p text:style-name="P32"/>
      <text:p text:style-name="P8"><text:span text:style-name="T14">Another way to understand this is to take the input matrix </text:span><text:span text:style-name="T16">C</text:span><text:span text:style-name="T14">, and permute both the rows (using rs) and the columns (using cs) to put the selected (pivotal) ones to the top/left. </text:span><text:span text:style-name="T15">After this simple transformation we get the matrix below of Greek letters, and the critical matrix equation is then</text:span></text:p>
      <text:p text:style-name="P33"/>
      <text:p text:style-name="P8"><text:span text:style-name="T15">M 0 <text:s/></text:span><text:span text:style-name="T14"><text:s text:c="2"/></text:span><text:span text:style-name="T13">α β <text:s text:c="2"/>= <text:s/></text:span><text:span text:style-name="T12">−</text:span><text:span text:style-name="T15">I <text:s/>R</text:span></text:p>
      <text:p text:style-name="P9">K I <text:s text:c="4"/><text:span text:style-name="T28">γ δ <text:s text:c="9"/>0 <text:s/>0</text:span></text:p>
      <text:p text:style-name="P5"/>
      <text:p text:style-name="P29">Section <text:span text:style-name="T29">3</text:span> – <text:span text:style-name="T29">The JOBs needed.</text:span></text:p>
      <text:p text:style-name="P10"/>
      <text:p text:style-name="P9"><text:span text:style-name="T20">ECH (C -&gt; rs, cs, M, K, R)</text:span><text:span text:style-name="T22"> takes one input matrix and produces two bitstrings and three matrices, as described in the previous section.</text:span></text:p>
      <text:p text:style-name="P25"/>
      <text:p text:style-name="P15">MUL (A, B -&gt; C)<text:span text:style-name="T22"> is matrix multiplication, producing C = A x B.</text:span></text:p>
      <text:p text:style-name="P25"/>
      <text:p text:style-name="P15">MAD (A, B, C -&gt; D)<text:span text:style-name="T22"> is multiply-and-add. <text:s/>The output D = (A x B) + C.</text:span></text:p>
      <text:p text:style-name="P25"/>
      <text:p text:style-name="P15">REX (rs, A -&gt; B, C)<text:span text:style-name="T22"> is row extract. <text:s/>The row-select bitstring rs is used to separate the rows of the input matrix, writing the selected rows (where rs has a 1-bit) to B, and the non-selected rows (where rs has a 0-bit) to matrix X.</text:span></text:p>
      <text:p text:style-name="P25"/>
      <text:p text:style-name="P15">RRF (rs, A, B -&gt; C)<text:span text:style-name="T22"> is the inverse of REX. <text:s/>Matrix C is made by taking rows from A or B according to the bits of rs, taking from A if the bit is 1 and taking from B if the bit is 0.</text:span></text:p>
      <text:p text:style-name="P25"/>
      <text:p text:style-name="P20"><text:span text:style-name="T29">CEX (cs, A -&gt; B, C)</text:span><text:span text:style-name="T26"> is column-extract. <text:s/>The column-select bitstring cs is used to separate the columns of the input matrix A, writing the selected columns to matrix B and the non-selected </text:span><text:soft-page-break/><text:span text:style-name="T26">columns to matrix C. <text:s/>In principle this could be a slow step, but in practice, use may be made of the fact that usually the cs bitstring consists of long runs of equal bits, owing to the fact that at each stage (in ECH) the first non-zero entry is chosen as pivotal.</text:span></text:p>
      <text:p text:style-name="P34"/>
      <text:p text:style-name="P23">PVC (oc, nc -&gt; cs, rf)<text:span text:style-name="T22"> is "Pivot combine", which works entirely by bit-strings. <text:s/>The oc bitstring (old columns) is a bitstring of full length specifying which pivotal columns there were to start with. <text:s/>The nc (new columns) is a bit string whose length must be the number of unset bits in od, and specifies which the new columns are. <text:s/>The cs output is a bitstring of full length containing set bits wherever oc or nc specified (bearing in mind that the bits of nc correspond to the unset bits of oc). <text:s/>The rf has as many bits as there are set in the resulting nc, and specifies, for each set bit, why it was set - 1 if it was set in oc, and 0 if it was set because the corresponding bit was set in nc. <text:s/>The rf bitstring is then used to "riffle" the rows, thereby combining two NREF matrices (after suitable back-cleaning) to make one large NREF in bitstring/remnant form.</text:span></text:p>
      <text:p text:style-name="P46"/>
      <text:p text:style-name="P21"><text:span text:style-name="T35">Section </text:span><text:span text:style-name="T36">4</text:span><text:span text:style-name="T35"> – </text:span><text:span text:style-name="T37">The Data Package A</text:span><text:span text:style-name="T33">ij</text:span></text:p>
      <text:p text:style-name="P12"/>
      <text:p text:style-name="P17"><text:span text:style-name="T24">T</text:span><text:span text:style-name="T22">his data package consists of six elements, and it contains complete information on the row operations to be done as a result of the echelize at the i,j position. <text:s/>The nature of most of these data items can be seen from the simplest case, where, for i=0 (the top row of blocks) the CD0 task consists entirely of the echelization. <text:s/>In the case j=0, the matrix is indeed the top-left block of the input matrix.</text:span></text:p>
      <text:p text:style-name="P35"/>
      <text:p text:style-name="P17"><text:span text:style-name="T22">The data items </text:span><text:span text:style-name="T25">that come directly from the echelize (for all values of i,j) are</text:span></text:p>
      <text:p text:style-name="P17"/>
      <text:p text:style-name="P18">rs<text:span text:style-name="T22"> <text:s/>The row select bit-string to select the pivots found</text:span></text:p>
      <text:p text:style-name="P18">M<text:span text:style-name="T22"> <text:s/>The multiplier used to multiply the rows selected by rs to achieve NREF</text:span></text:p>
      <text:p text:style-name="P18">K<text:span text:style-name="T22"> <text:s/>The cleaner used to multiply the (original - not after multiplication by M) rows to add</text:span></text:p>
      <text:p text:style-name="P26"><text:s text:c="4"/>into the non-selected rows.</text:p>
      <text:p text:style-name="P26"/>
      <text:p text:style-name="P22"><text:span text:style-name="T22">The other data items are</text:span><text:span text:style-name="T27"> . . .</text:span></text:p>
      <text:p text:style-name="P23">A<text:span text:style-name="T22"> <text:s/>The matrix used to clean this row with the pivotal rows from blocks higher up the matrix.</text:span></text:p>
      <text:p text:style-name="P23">E<text:span text:style-name="T22"> <text:s/>The matrix of pivots extracted from the matrix B. <text:s/>This matrix is multiplied by the selected rows after transformation by M and added to the matrix B</text:span></text:p>
      <text:p text:style-name="P23">rf<text:span text:style-name="T22"> is riffle to be used to insert the new rows of B (taken from C) in with the old ones.</text:span></text:p>
      <text:p text:style-name="P26"/>
      <text:p text:style-name="P30">Section <text:span text:style-name="T34">5</text:span> – <text:span text:style-name="T30">The Update Row Task.</text:span></text:p>
      <text:p text:style-name="P11"/>
      <text:p text:style-name="P38">This task is one of the major performance-critical parts of the procedure.</text:p>
      <text:p text:style-name="P38"/>
      <text:p text:style-name="P38">It takes as input . . .</text:p>
      <text:p text:style-name="P39"/>
      <text:p text:style-name="P16">A<text:span text:style-name="T31">ij</text:span><text:span text:style-name="T5"> - the data package consisting of six elements detailing the row operations to be done to the </text:span><text:soft-page-break/><text:span text:style-name="T5">row i as a result of pivots found in the j-th column. <text:s/>It may be that further pivots are found in rows later than i, but these will have no effect as the pivots already found were sufficient to reduce what's left of C</text:span><text:span text:style-name="T32">ij</text:span><text:span text:style-name="T5"> to zero</text:span></text:p>
      <text:p text:style-name="P16"><text:span text:style-name="T4">B</text:span><text:span text:style-name="T1">i-1</text:span><text:span text:style-name="T31">jk</text:span><text:span text:style-name="T5"> - the matrix of the </text:span><text:span text:style-name="T7">rows from the </text:span><text:span text:style-name="T5">k-th column </text:span><text:span text:style-name="T7">on rows whose pivots were found in the j-th column up to (and including) row i-1.</text:span></text:p>
      <text:p text:style-name="P17"><text:span text:style-name="T4">C</text:span><text:span text:style-name="T1">j</text:span><text:span text:style-name="T31">ik</text:span><text:span text:style-name="T5"> - the matrix at the ik-th position, where the rows whose pivots were found in column j-1 have been removed (and moved into matrix B).</text:span></text:p>
      <text:p text:style-name="P48"/>
      <text:p text:style-name="P49">The actual program code for this is . . .</text:p>
      <text:p text:style-name="P49"/>
      <text:p text:style-name="P49"/>
      <text:p text:style-name="P53"><text:s text:c="4"/>MAD(pri, fmoj, A-&gt;A, *B, *C, Z);</text:p>
      <text:p text:style-name="P26"><text:span text:style-name="T4">to first multiply the matrix A-&gt;A</text:span><text:span text:style-name="T31">ij</text:span><text:span text:style-name="T4"> (the extracted pivots from C</text:span><text:span text:style-name="T31">ij</text:span><text:span text:style-name="T4">) by the matrix B</text:span><text:span text:style-name="T1">i-1</text:span><text:span text:style-name="T31">jk</text:span><text:span text:style-name="T4"> (the corresponding rows in column k) to add into C</text:span><text:span text:style-name="T1">j</text:span><text:span text:style-name="T31">ik</text:span><text:span text:style-name="T4"> to produce the temporary matrix Z.</text:span></text:p>
      <text:p text:style-name="P53"><text:s text:c="4"/>REX(pri, fmoj, A-&gt;rs, Z, V, W);</text:p>
      <text:p text:style-name="P18"><text:span text:style-name="T5">to then separate the matrix Z (the cleaned version of C</text:span><text:span text:style-name="T3">j</text:span><text:span text:style-name="T32">ik</text:span><text:span text:style-name="T5">) into the selected (pivotal) rows V destined for B and the non-selected rows W destined to remain in C.</text:span></text:p>
      <text:p text:style-name="P53"><text:s text:c="4"/>MUL(pri, fmoj, A-&gt;M, V, X);</text:p>
      <text:p text:style-name="P49">The selected rows (destined for B) must then be multiplied by the multiplier, to put them into the correct basis. <text:s/>The result is held in the temporary matrix X.</text:p>
      <text:p text:style-name="P53"><text:s text:c="4"/>MAD(pri, fmoj, A-&gt;E, X, *B, S);</text:p>
      <text:p text:style-name="P51">The input matrix B must then be back-cleaned to make the entries zero for the new pivots found. <text:s/>This forms the temporary matrix S, consisting of the rows of B coming from the input.</text:p>
      <text:p text:style-name="P53"><text:s text:c="4"/>RRF(pri, fmoj, A-&gt;rf, S, X, *B);</text:p>
      <text:p text:style-name="P19"><text:span text:style-name="T5">This combines the input rows of B (adjusted and now in S) with the new rows of B selected, adjusted and now in X) to produce the output matrix B</text:span><text:span text:style-name="T3">i</text:span><text:span text:style-name="T32">jk</text:span><text:span text:style-name="T5"> ready to be passed downwards.</text:span></text:p>
      <text:p text:style-name="P53"><text:s text:c="4"/>MAD(pri, fmoj, A-&gt;K, V, W, *C);</text:p>
      <text:p text:style-name="P51">Finally, the new matrix C remaining consists of the matrix W (not X, which is after multiplication by M), cleaned by a multiply-and-add with the cleaner matrix A-&gt;K and the selected rows V.</text:p>
      <text:p text:style-name="P51"/>
      <text:p text:style-name="P41"><text:span text:style-name="T8">For j &gt;&gt; i, for a dense matrix, the </text:span><text:span text:style-name="T9">matrix B may well have zero rows, and I think it is worth avoiding some memory-intensive work in that case. <text:s/>This optimization has not yet been done, however. </text:span><text:span text:style-name="T10">ddd</text:span></text:p>
      <text:p text:style-name="P41"><text:span text:style-name="T10"/></text:p>
      <text:p text:style-name="P47">Section <text:span text:style-name="T34">5</text:span> –<text:span text:style-name="T39"> Update Row Trafo</text:span></text:p>
      <text:p text:style-name="P44"/>
      <text:p text:style-name="P40"><text:span text:style-name="T4">In the case h==i, I still have some work to do to write the code. <text:s/>It currently just does not work.</text:span></text:p>
      <text:p text:style-name="P40"><text:span text:style-name="T4"/></text:p>
      <text:p text:style-name="P40"><text:span text:style-name="T4">The key issue is to figure out what the matrix K actually is, as it has been "abbreviated" to remove those columns that are "known", and I don't seem to know what they are!</text:span></text:p>
      <text:p text:style-name="P40"><text:span text:style-name="T4"/></text:p>
      <text:p text:style-name="P40"><text:span text:style-name="T4"/></text:p>
      <text:p text:style-name="P40"><text:soft-page-break/><text:span text:style-name="T4"/></text:p>
      <text:p text:style-name="P40"><text:span text:style-name="T4"><text:s/></text:span><text:span text:style-name="T11"><text:s text:c="5"/>CRZ(pri,fmoj,E-&gt;rf,*K,*K);</text:span></text:p>
      <text:p text:style-name="P40"><text:span text:style-name="T4">to extend the matrix K, adding some further columns of the zero or identity matrix. <text:s/>This code riffles in the zero matrix, but this is needed as the very next step is to use it in a multiply-and-add job</text:span><text:span text:style-name="T18"> so the inclusion of zeros is probably the fastest way to do it</text:span><text:span text:style-name="T4">.</text:span></text:p>
      <text:p text:style-name="P54"><text:s text:c="4"/>MAD(pri, fmoj, A-&gt;A, *<text:span text:style-name="T39">M</text:span>, *<text:span text:style-name="T39">K</text:span>, Z);</text:p>
      <text:p text:style-name="P37"><text:span text:style-name="T4">to first multiply the matrix A-&gt;A</text:span><text:span text:style-name="T31">ij</text:span><text:span text:style-name="T4"> (the extracted pivots from C</text:span><text:span text:style-name="T31">ij</text:span><text:span text:style-name="T4">) by the matrix </text:span><text:span text:style-name="T17">M</text:span><text:span text:style-name="T1">i-1</text:span><text:span text:style-name="T31">jk</text:span><text:span text:style-name="T4"> (the corresponding rows in column k) to add into </text:span><text:span text:style-name="T17">K</text:span><text:span text:style-name="T1">j</text:span><text:span text:style-name="T31">ik</text:span><text:span text:style-name="T4"> to produce the temporary matrix Z.</text:span></text:p>
      <text:p text:style-name="P54"><text:s text:c="4"/>REX(pri, fmoj, A-&gt;rs, Z, V, W);</text:p>
      <text:p text:style-name="P42"><text:span text:style-name="T5">to then separate the matrix Z (the cleaned version of </text:span><text:span text:style-name="T10">K</text:span><text:span text:style-name="T3">j</text:span><text:span text:style-name="T32">ik</text:span><text:span text:style-name="T5">) into the selected (pivotal) rows V destined for </text:span><text:span text:style-name="T10">M</text:span><text:span text:style-name="T5"> and the non-selected rows W destined to remain in </text:span><text:span text:style-name="T10">K</text:span><text:span text:style-name="T5">.</text:span></text:p>
      <text:p text:style-name="P54"><text:s text:c="4"/>MUL(pri, fmoj, A-&gt;M, V, X);</text:p>
      <text:p text:style-name="P50">The selected rows (destined for <text:span text:style-name="T39">M</text:span>) must then be multiplied by the multiplier, to put them into the correct basis. <text:s/>The result is held in the temporary matrix X.</text:p>
      <text:p text:style-name="P54"><text:s text:c="4"/>MAD(pri, fmoj, A-&gt;E, X, *<text:span text:style-name="T39">M</text:span>, S);</text:p>
      <text:p text:style-name="P52">The input matrix <text:span text:style-name="T39">M</text:span> must then be back-cleaned to make the entries zero for the new pivots found. <text:s/>This forms the temporary matrix S, consisting of the rows of <text:span text:style-name="T39">M</text:span> coming from the input.</text:p>
      <text:p text:style-name="P54"><text:s text:c="4"/>RRF(pri, fmoj, A-&gt;rf, S, X, *<text:span text:style-name="T39">M</text:span>);</text:p>
      <text:p text:style-name="P43"><text:span text:style-name="T5">This combines the input rows of </text:span><text:span text:style-name="T10">M</text:span><text:span text:style-name="T5"> (adjusted and now in S) with the new rows of </text:span><text:span text:style-name="T10">M</text:span><text:span text:style-name="T5"> selected, adjusted and now in X) to produce the output matrix </text:span><text:span text:style-name="T10">M</text:span><text:span text:style-name="T3">i</text:span><text:span text:style-name="T32">jk</text:span><text:span text:style-name="T5"> ready to be passed downwards.</text:span></text:p>
      <text:p text:style-name="P54"><text:s text:c="4"/>MAD(pri, fmoj, A-&gt;K, V, W, *<text:span text:style-name="T39">K</text:span>);</text:p>
      <text:p text:style-name="P52"><text:span text:style-name="T4">Finally, the new matrix </text:span><text:span text:style-name="T39">K</text:span><text:span text:style-name="T4"> </text:span><text:span text:style-name="T39">is made, consisting </text:span><text:span text:style-name="T4">of the matrix W (not X, which is after multiplication by</text:span><text:span text:style-name="T39"> A-&gt;</text:span><text:span text:style-name="T4">M), cleaned by a multiply-and-add with the cleaner matrix A-&gt;K and the selected rows V.</text:span></text:p>
      <text:p text:style-name="P40"><text:span text:style-name="T4"/></text:p>
      <text:p text:style-name="P40"><text:span text:style-name="T4"/></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06-23T10:37:03.442708037</dc:date>
    <meta:editing-duration>P4DT5H30M52S</meta:editing-duration>
    <meta:editing-cycles>407</meta:editing-cycles>
    <meta:generator>LibreOffice/5.1.6.2$Linux_X86_64 LibreOffice_project/10m0$Build-2</meta:generator>
    <meta:printed-by>User </meta:printed-by>
    <meta:print-date>2012-07-06T16:23:45</meta:print-date>
    <meta:document-statistic meta:table-count="0" meta:image-count="0" meta:object-count="0" meta:page-count="5" meta:paragraph-count="77" meta:word-count="2002" meta:character-count="10672" meta:non-whitespace-character-count="8617"/>
  </office:meta>
</office:document-meta>
</file>